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HorariosEstagio" style:family="table">
      <style:table-properties style:width="17cm" table:align="margins"/>
    </style:style>
    <style:style style:name="HorariosEstagio.A" style:family="table-column">
      <style:table-column-properties style:column-width="2.833cm" style:rel-column-width="10922*"/>
    </style:style>
    <style:style style:name="HorariosEstagio.F" style:family="table-column">
      <style:table-column-properties style:column-width="2.835cm" style:rel-column-width="10925*"/>
    </style:style>
    <style:style style:name="HorariosEstagio.1" style:family="table-row">
      <style:table-row-properties style:min-row-height="1.021cm"/>
    </style:style>
    <style:style style:name="HorariosEstagio.A1" style:family="table-cell">
      <style:table-cell-properties fo:padding="0.097cm" fo:border-left="0.05pt solid #000000" fo:border-right="none" fo:border-top="0.05pt solid #000000" fo:border-bottom="0.05pt solid #000000"/>
    </style:style>
    <style:style style:name="HorariosEstagio.F1" style:family="table-cell">
      <style:table-cell-properties fo:padding="0.097cm" fo:border="0.05pt solid #000000"/>
    </style:style>
    <style:style style:name="HorariosEstagio.A2" style:family="table-cell">
      <style:table-cell-properties fo:padding="0.097cm" fo:border-left="0.05pt solid #000000" fo:border-right="none" fo:border-top="none" fo:border-bottom="0.05pt solid #000000"/>
    </style:style>
    <style:style style:name="HorariosEstagio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da5d8" officeooo:paragraph-rsid="000da5d8"/>
    </style:style>
    <style:style style:name="P3" style:family="paragraph" style:parent-style-name="Table_20_Contents">
      <style:paragraph-properties fo:text-align="center" style:justify-single-word="false"/>
      <style:text-properties officeooo:rsid="000da5d8" officeooo:paragraph-rsid="000f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orariosEstagio" table:style-name="HorariosEstagio">
        <table:table-column table:style-name="HorariosEstagio.A" table:number-columns-repeated="5"/>
        <table:table-column table:style-name="HorariosEstagio.F"/>
        <table:table-row table:style-name="HorariosEstagio.1">
          <table:table-cell table:style-name="HorariosEstagio.A1" office:value-type="string">
            <text:p text:style-name="P1"/>
          </table:table-cell>
          <table:table-cell table:style-name="HorariosEstagio.A1" office:value-type="string">
            <text:p text:style-name="P2">Segunda-feira</text:p>
          </table:table-cell>
          <table:table-cell table:style-name="HorariosEstagio.A1" office:value-type="string">
            <text:p text:style-name="P2">Terça-feira</text:p>
          </table:table-cell>
          <table:table-cell table:style-name="HorariosEstagio.A1" office:value-type="string">
            <text:p text:style-name="P2">Quarta-feira</text:p>
          </table:table-cell>
          <table:table-cell table:style-name="HorariosEstagio.A1" office:value-type="string">
            <text:p text:style-name="P2">Quinta-feira</text:p>
          </table:table-cell>
          <table:table-cell table:style-name="HorariosEstagio.F1" office:value-type="string">
            <text:p text:style-name="P2">Sexta-feira</text:p>
          </table:table-cell>
        </table:table-row>
        <table:table-row>
          <table:table-cell table:style-name="HorariosEstagio.A2" office:value-type="string">
            <text:p text:style-name="P2">7:30 - 8:2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/>
          </table:table-cell>
          <table:table-cell table:style-name="HorariosEstagio.A2" office:value-type="string">
            <text:p text:style-name="P1"/>
          </table:table-cell>
          <table:table-cell table:style-name="HorariosEstagio.F2" office:value-type="string">
            <text:p text:style-name="P2"/>
          </table:table-cell>
        </table:table-row>
        <table:table-row>
          <table:table-cell table:style-name="HorariosEstagio.A2" office:value-type="string">
            <text:p text:style-name="P2">8:20 - 9:1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/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1"/>
          </table:table-cell>
          <table:table-cell table:style-name="HorariosEstagio.F2" office:value-type="string">
            <text:p text:style-name="P2">Leandro</text:p>
          </table:table-cell>
        </table:table-row>
        <table:table-row>
          <table:table-cell table:style-name="HorariosEstagio.A2" office:value-type="string">
            <text:p text:style-name="P2">9:10 – 10:0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1"/>
          </table:table-cell>
          <table:table-cell table:style-name="HorariosEstagio.F2" office:value-type="string">
            <text:p text:style-name="P2">Leandro</text:p>
          </table:table-cell>
        </table:table-row>
        <table:table-row>
          <table:table-cell table:style-name="HorariosEstagio.A2" office:value-type="string">
            <text:p text:style-name="P2">10:00 – 10:5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/>
          </table:table-cell>
          <table:table-cell table:style-name="HorariosEstagio.F2" office:value-type="string">
            <text:p text:style-name="P2">Leandro</text:p>
          </table:table-cell>
        </table:table-row>
        <table:table-row>
          <table:table-cell table:style-name="HorariosEstagio.A2" office:value-type="string">
            <text:p text:style-name="P2">10:50 – 11:4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F2" office:value-type="string">
            <text:p text:style-name="P2">Leandro</text:p>
          </table:table-cell>
        </table:table-row>
        <table:table-row>
          <table:table-cell table:style-name="HorariosEstagio.A2" office:value-type="string">
            <text:p text:style-name="P2">11:40 – 12:3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A2" office:value-type="string">
            <text:p text:style-name="P2">Leandro</text:p>
          </table:table-cell>
          <table:table-cell table:style-name="HorariosEstagio.F2" office:value-type="string">
            <text:p text:style-name="P2">Leandro</text:p>
          </table:table-cell>
        </table:table-row>
        <table:table-row>
          <table:table-cell table:style-name="HorariosEstagio.A2" office:value-type="string">
            <text:p text:style-name="P2">13:30 – 14:2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3">Leandro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3">Leandro</text:p>
          </table:table-cell>
          <table:table-cell table:style-name="HorariosEstagio.F2" office:value-type="string">
            <text:p text:style-name="P1"/>
          </table:table-cell>
        </table:table-row>
        <table:table-row>
          <table:table-cell table:style-name="HorariosEstagio.A2" office:value-type="string">
            <text:p text:style-name="P2">14:20 – 15:1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3">Leandro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3">Leandro</text:p>
          </table:table-cell>
          <table:table-cell table:style-name="HorariosEstagio.F2" office:value-type="string">
            <text:p text:style-name="P1"/>
          </table:table-cell>
        </table:table-row>
        <table:table-row>
          <table:table-cell table:style-name="HorariosEstagio.A2" office:value-type="string">
            <text:p text:style-name="P2">15:10 – 16:0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F2" office:value-type="string">
            <text:p text:style-name="P1"/>
          </table:table-cell>
        </table:table-row>
        <table:table-row>
          <table:table-cell table:style-name="HorariosEstagio.A2" office:value-type="string">
            <text:p text:style-name="P2">16:00 – 16:50</text:p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1"/>
          </table:table-cell>
          <table:table-cell table:style-name="HorariosEstagio.A2" office:value-type="string">
            <text:p text:style-name="P2">Leandro</text:p>
          </table:table-cell>
          <table:table-cell table:style-name="HorariosEstagio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Leandro Oliveira</meta:initial-creator>
    <meta:creation-date>2014-08-06T10:16:22</meta:creation-date>
    <dc:date>2014-08-06T13:43:10</dc:date>
    <dc:creator>Leandro Oliveira</dc:creator>
    <meta:editing-duration>P0D</meta:editing-duration>
    <meta:editing-cycles>2</meta:editing-cycles>
    <meta:generator>LibreOffice/3.6$Linux_X86_64 LibreOffice_project/360m1$Build-304</meta:generator>
    <meta:document-statistic meta:table-count="1" meta:image-count="0" meta:object-count="0" meta:page-count="1" meta:paragraph-count="37" meta:word-count="57" meta:character-count="338" meta:non-whitespace-character-count="318"/>
  </office:meta>
</office:document-meta>
</file>